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85f03" officeooo:paragraph-rsid="00085f03"/>
    </style:style>
    <style:style style:name="P2" style:family="paragraph" style:parent-style-name="Text_20_body">
      <style:text-properties officeooo:rsid="0009401a" officeooo:paragraph-rsid="0009401a"/>
    </style:style>
    <style:style style:name="P3" style:family="paragraph" style:parent-style-name="Text_20_body">
      <style:text-properties officeooo:rsid="000b2cbe" officeooo:paragraph-rsid="000b2cbe"/>
    </style:style>
    <style:style style:name="P4" style:family="paragraph" style:parent-style-name="Text_20_body">
      <style:text-properties officeooo:rsid="000d133c" officeooo:paragraph-rsid="000d133c"/>
    </style:style>
    <style:style style:name="P5" style:family="paragraph" style:parent-style-name="Text_20_body">
      <style:text-properties officeooo:rsid="000d133c" officeooo:paragraph-rsid="000d4c0b"/>
    </style:style>
    <style:style style:name="P6" style:family="paragraph" style:parent-style-name="Text_20_body">
      <style:text-properties officeooo:rsid="000d133c" officeooo:paragraph-rsid="000f3cab"/>
    </style:style>
    <style:style style:name="P7" style:family="paragraph" style:parent-style-name="Text_20_body">
      <style:text-properties officeooo:rsid="000f3cab" officeooo:paragraph-rsid="000f3cab"/>
    </style:style>
    <style:style style:name="P8" style:family="paragraph" style:parent-style-name="Text_20_body">
      <style:paragraph-properties fo:break-before="page"/>
      <style:text-properties officeooo:rsid="0009401a" officeooo:paragraph-rsid="0009401a"/>
    </style:style>
    <style:style style:name="P9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68410" officeooo:paragraph-rsid="00068410" fo:background-color="#d4ea6b"/>
    </style:style>
    <style:style style:name="P10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background-color="#d4ea6b"/>
    </style:style>
    <style:style style:name="P11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paragraph-rsid="000c390a" fo:background-color="#d4ea6b"/>
    </style:style>
    <style:style style:name="P12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9401a" officeooo:paragraph-rsid="0009401a"/>
    </style:style>
    <style:style style:name="P13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9401a" officeooo:paragraph-rsid="000c390a"/>
    </style:style>
    <style:style style:name="P14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b2cbe" officeooo:paragraph-rsid="000b2cbe"/>
    </style:style>
    <style:style style:name="P15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</style:style>
    <style:style style:name="P16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b54ba" officeooo:paragraph-rsid="000b54ba"/>
    </style:style>
    <style:style style:name="P17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b54ba" officeooo:paragraph-rsid="000c390a"/>
    </style:style>
    <style:style style:name="P18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15%" fo:text-indent="0cm" style:auto-text-indent="false" fo:background-color="transparent"/>
      <style:text-properties officeooo:rsid="000d0eb6" officeooo:paragraph-rsid="000d0eb6" fo:background-color="#d4ea6b"/>
    </style:style>
    <style:style style:name="P19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15%" fo:text-indent="0cm" style:auto-text-indent="false" fo:background-color="transparent"/>
      <style:text-properties officeooo:rsid="000d0eb6" officeooo:paragraph-rsid="000d4c0b" fo:background-color="#d4ea6b"/>
    </style:style>
    <style:style style:name="P20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15%" fo:text-indent="0cm" style:auto-text-indent="false" fo:background-color="transparent"/>
      <style:text-properties officeooo:rsid="000d0eb6" officeooo:paragraph-rsid="000f3cab" fo:background-color="#d4ea6b"/>
    </style:style>
    <style:style style:name="P21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</style:style>
    <style:style style:name="P22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paragraph-rsid="00085f03"/>
    </style:style>
    <style:style style:name="P23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85f03" officeooo:paragraph-rsid="00085f03"/>
    </style:style>
    <style:style style:name="P24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85f03" officeooo:paragraph-rsid="000b2cbe"/>
    </style:style>
    <style:style style:name="P25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9401a" officeooo:paragraph-rsid="0009401a"/>
    </style:style>
    <style:style style:name="P26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9401a" officeooo:paragraph-rsid="000c390a"/>
    </style:style>
    <style:style style:name="P27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paragraph-rsid="000b2cbe"/>
    </style:style>
    <style:style style:name="P28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2cbe" officeooo:paragraph-rsid="000b2cbe"/>
    </style:style>
    <style:style style:name="P29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paragraph-rsid="000b54ba"/>
    </style:style>
    <style:style style:name="P30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54ba" officeooo:paragraph-rsid="000d0eb6" fo:background-color="#d4ea6b"/>
    </style:style>
    <style:style style:name="P31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54ba" officeooo:paragraph-rsid="000c390a" fo:background-color="#d4ea6b"/>
    </style:style>
    <style:style style:name="P32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paragraph-rsid="000c390a"/>
    </style:style>
    <style:style style:name="P33" style:family="paragraph" style:parent-style-name="Preformatted_20_Text">
      <loext:graphic-properties draw:fill="none"/>
      <style:paragraph-properties fo:margin-left="2cm" fo:margin-right="0cm" fo:margin-top="0cm" fo:margin-bottom="0cm" loext:contextual-spacing="false" fo:text-align="start" style:justify-single-word="false" fo:text-indent="0cm" style:auto-text-indent="false" fo:background-color="transparent"/>
    </style:style>
    <style:style style:name="P34" style:family="paragraph" style:parent-style-name="Preformatted_20_Text">
      <loext:graphic-properties draw:fill="none"/>
      <style:paragraph-properties fo:margin-left="2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0f3cab" officeooo:paragraph-rsid="000f3cab"/>
    </style:style>
    <style:style style:name="P35" style:family="paragraph" style:parent-style-name="Preformatted_20_Text">
      <style:paragraph-properties fo:margin-left="0cm" fo:margin-right="0cm" fo:text-indent="0cm" style:auto-text-indent="false"/>
    </style:style>
    <style:style style:name="P36" style:family="paragraph" style:parent-style-name="Preformatted_20_Text">
      <style:text-properties officeooo:rsid="00085f03" officeooo:paragraph-rsid="00085f03"/>
    </style:style>
    <style:style style:name="P37" style:family="paragraph" style:parent-style-name="Preformatted_20_Text">
      <style:text-properties officeooo:rsid="00085f03" officeooo:paragraph-rsid="0009401a"/>
    </style:style>
    <style:style style:name="P38" style:family="paragraph" style:parent-style-name="Preformatted_20_Text">
      <style:text-properties officeooo:rsid="00085f03" officeooo:paragraph-rsid="000c390a"/>
    </style:style>
    <style:style style:name="P39" style:family="paragraph" style:parent-style-name="Preformatted_20_Text">
      <style:text-properties officeooo:rsid="0009401a" officeooo:paragraph-rsid="000b2cbe"/>
    </style:style>
    <style:style style:name="P40" style:family="paragraph" style:parent-style-name="Preformatted_20_Text">
      <style:text-properties officeooo:rsid="0009401a" officeooo:paragraph-rsid="000c390a"/>
    </style:style>
    <style:style style:name="P41" style:family="paragraph" style:parent-style-name="Preformatted_20_Text">
      <style:text-properties officeooo:paragraph-rsid="000b2cbe"/>
    </style:style>
    <style:style style:name="P42" style:family="paragraph" style:parent-style-name="Preformatted_20_Text">
      <style:text-properties officeooo:rsid="000b2cbe" officeooo:paragraph-rsid="000b2cbe"/>
    </style:style>
    <style:style style:name="P43" style:family="paragraph" style:parent-style-name="Preformatted_20_Text">
      <style:text-properties officeooo:rsid="000b2cbe" officeooo:paragraph-rsid="000c390a"/>
    </style:style>
    <style:style style:name="P44" style:family="paragraph" style:parent-style-name="Preformatted_20_Text">
      <style:text-properties officeooo:rsid="000b2cbe" officeooo:paragraph-rsid="000d0eb6"/>
    </style:style>
    <style:style style:name="P45" style:family="paragraph" style:parent-style-name="Preformatted_20_Text">
      <style:text-properties fo:font-weight="bold" officeooo:paragraph-rsid="000b2cbe" style:font-weight-asian="bold" style:font-weight-complex="bold"/>
    </style:style>
    <style:style style:name="P46" style:family="paragraph" style:parent-style-name="Preformatted_20_Text">
      <style:text-properties fo:font-weight="bold" officeooo:paragraph-rsid="000c390a" style:font-weight-asian="bold" style:font-weight-complex="bold"/>
    </style:style>
    <style:style style:name="P47" style:family="paragraph" style:parent-style-name="Preformatted_20_Text">
      <style:text-properties style:text-underline-style="none" officeooo:rsid="000f3cab" officeooo:paragraph-rsid="000f3cab"/>
    </style:style>
    <style:style style:name="P48" style:family="paragraph" style:parent-style-name="Preformatted_20_Text">
      <style:text-properties officeooo:paragraph-rsid="000c390a"/>
    </style:style>
    <style:style style:name="P49" style:family="paragraph" style:parent-style-name="Preformatted_20_Text">
      <style:text-properties officeooo:rsid="000b2cbe" officeooo:paragraph-rsid="000d0eb6" fo:background-color="#cccccc"/>
    </style:style>
    <style:style style:name="P50" style:family="paragraph" style:parent-style-name="Preformatted_20_Text">
      <style:text-properties officeooo:rsid="000b2cbe" officeooo:paragraph-rsid="000f3cab" fo:background-color="#cccccc"/>
    </style:style>
    <style:style style:name="P51" style:family="paragraph" style:parent-style-name="Preformatted_20_Text">
      <style:text-properties officeooo:rsid="000d4c0b" officeooo:paragraph-rsid="000d4c0b"/>
    </style:style>
    <style:style style:name="P52" style:family="paragraph" style:parent-style-name="Preformatted_20_Text">
      <style:text-properties officeooo:paragraph-rsid="000d4c0b"/>
    </style:style>
    <style:style style:name="P53" style:family="paragraph" style:parent-style-name="Text_20_body">
      <style:text-properties officeooo:rsid="00054196" officeooo:paragraph-rsid="00068410" fo:background-color="transparent"/>
    </style:style>
    <style:style style:name="P54" style:family="paragraph" style:parent-style-name="Text_20_body">
      <style:text-properties officeooo:rsid="00068410" officeooo:paragraph-rsid="00068410" fo:background-color="transparent"/>
    </style:style>
    <style:style style:name="P55" style:family="paragraph" style:parent-style-name="Text_20_body">
      <style:text-properties officeooo:rsid="00068410" officeooo:paragraph-rsid="000d133c" fo:background-color="transparent"/>
    </style:style>
    <style:style style:name="P56" style:family="paragraph" style:parent-style-name="Text_20_body">
      <style:text-properties officeooo:rsid="000d0eb6" officeooo:paragraph-rsid="000d0eb6" fo:background-color="transparent"/>
    </style:style>
    <style:style style:name="P57" style:family="paragraph" style:parent-style-name="Text_20_body">
      <style:text-properties officeooo:rsid="00054196" officeooo:paragraph-rsid="0013e250" fo:background-color="#cccccc"/>
    </style:style>
    <style:style style:name="P58" style:family="paragraph" style:parent-style-name="Text_20_body">
      <style:text-properties officeooo:rsid="000d0eb6" officeooo:paragraph-rsid="0013e250" fo:background-color="#cccccc"/>
    </style:style>
    <style:style style:name="P59" style:family="paragraph" style:parent-style-name="Text_20_body">
      <style:text-properties officeooo:paragraph-rsid="0013e250" fo:background-color="#cccccc"/>
    </style:style>
    <style:style style:name="P60" style:family="paragraph" style:parent-style-name="Text_20_body">
      <style:text-properties officeooo:rsid="000b2cbe" officeooo:paragraph-rsid="000b2cbe"/>
    </style:style>
    <style:style style:name="P61" style:family="paragraph" style:parent-style-name="Text_20_body">
      <style:text-properties officeooo:rsid="000b2cbe" officeooo:paragraph-rsid="0013e250"/>
    </style:style>
    <style:style style:name="P62" style:family="paragraph" style:parent-style-name="Text_20_body">
      <style:text-properties officeooo:rsid="000c390a" officeooo:paragraph-rsid="000c390a"/>
    </style:style>
    <style:style style:name="P63" style:family="paragraph" style:parent-style-name="Text_20_body">
      <style:text-properties officeooo:rsid="000c390a" officeooo:paragraph-rsid="0013e250"/>
    </style:style>
    <style:style style:name="P64" style:family="paragraph" style:parent-style-name="Text_20_body">
      <style:text-properties officeooo:rsid="000f3cab" officeooo:paragraph-rsid="000f3cab"/>
    </style:style>
    <style:style style:name="P65" style:family="paragraph" style:parent-style-name="Text_20_body">
      <style:text-properties officeooo:rsid="000f3cab" officeooo:paragraph-rsid="0013e250"/>
    </style:style>
    <style:style style:name="P66" style:family="paragraph" style:parent-style-name="Text_20_body">
      <style:text-properties officeooo:rsid="000f3cab" officeooo:paragraph-rsid="0018a704"/>
    </style:style>
    <style:style style:name="P67" style:family="paragraph" style:parent-style-name="Text_20_body">
      <style:text-properties officeooo:rsid="000f3cab" officeooo:paragraph-rsid="00195e15"/>
    </style:style>
    <style:style style:name="P68" style:family="paragraph" style:parent-style-name="Text_20_body">
      <style:text-properties officeooo:rsid="000d133c" officeooo:paragraph-rsid="0013e250"/>
    </style:style>
    <style:style style:name="P69" style:family="paragraph" style:parent-style-name="Text_20_body">
      <style:text-properties officeooo:rsid="000d133c" officeooo:paragraph-rsid="0018a704"/>
    </style:style>
    <style:style style:name="P70" style:family="paragraph" style:parent-style-name="Text_20_body">
      <style:text-properties officeooo:rsid="000d133c" officeooo:paragraph-rsid="00195e15"/>
    </style:style>
    <style:style style:name="P71" style:family="paragraph" style:parent-style-name="Text_20_body">
      <style:text-properties officeooo:rsid="000d0eb6" officeooo:paragraph-rsid="0013e250"/>
    </style:style>
    <style:style style:name="P72" style:family="paragraph" style:parent-style-name="Text_20_body">
      <style:text-properties officeooo:rsid="000b2cbe" officeooo:paragraph-rsid="0013e250" fo:background-color="#d4ea6b"/>
    </style:style>
    <style:style style:name="P73" style:family="paragraph" style:parent-style-name="Text_20_body">
      <style:text-properties officeooo:rsid="0009401a" officeooo:paragraph-rsid="0013e250"/>
    </style:style>
    <style:style style:name="P74" style:family="paragraph" style:parent-style-name="Text_20_body">
      <style:text-properties officeooo:paragraph-rsid="000b2cbe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068410" officeooo:paragraph-rsid="000d133c" fo:background-color="transparent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style:text-underline-style="none" officeooo:rsid="00068410" officeooo:paragraph-rsid="000d133c" fo:background-color="transparent"/>
    </style:style>
    <style:style style:name="P77" style:family="paragraph" style:parent-style-name="Text_20_body">
      <style:paragraph-properties fo:break-before="page"/>
    </style:style>
    <style:style style:name="P78" style:family="paragraph" style:parent-style-name="Text_20_body">
      <style:paragraph-properties fo:break-before="page"/>
      <style:text-properties officeooo:rsid="000b2cbe" officeooo:paragraph-rsid="000b2cbe"/>
    </style:style>
    <style:style style:name="P79" style:family="paragraph" style:parent-style-name="Text_20_body">
      <style:paragraph-properties fo:break-before="page"/>
      <style:text-properties officeooo:rsid="000c390a" officeooo:paragraph-rsid="000c390a"/>
    </style:style>
    <style:style style:name="P80" style:family="paragraph" style:parent-style-name="Text_20_body">
      <style:paragraph-properties fo:break-before="page"/>
      <style:text-properties officeooo:rsid="000f3cab" officeooo:paragraph-rsid="000f3cab"/>
    </style:style>
    <style:style style:name="P81" style:family="paragraph" style:parent-style-name="Text_20_body">
      <style:paragraph-properties fo:break-before="page"/>
      <style:text-properties officeooo:rsid="000d0eb6" officeooo:paragraph-rsid="000d0eb6" fo:background-color="transparent"/>
    </style:style>
    <style:style style:name="P82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15%" fo:text-indent="0cm" style:auto-text-indent="false" fo:background-color="transparent"/>
      <style:text-properties officeooo:rsid="000d0eb6" officeooo:paragraph-rsid="0013e250"/>
    </style:style>
    <style:style style:name="P83" style:family="paragraph" style:parent-style-name="Text_20_body">
      <loext:graphic-properties draw:fill="none"/>
      <style:paragraph-properties fo:margin-left="2cm" fo:margin-right="0cm" fo:margin-top="0cm" fo:margin-bottom="0.247cm" loext:contextual-spacing="false" fo:line-height="115%" fo:text-indent="0cm" style:auto-text-indent="false" fo:background-color="transparent"/>
      <style:text-properties officeooo:paragraph-rsid="0013e250"/>
    </style:style>
    <style:style style:name="P84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b54ba" officeooo:paragraph-rsid="00195e15"/>
    </style:style>
    <style:style style:name="P85" style:family="paragraph" style:parent-style-name="Text_20_body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officeooo:rsid="000b54ba" officeooo:paragraph-rsid="00195e15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officeooo:paragraph-rsid="0013e250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officeooo:paragraph-rsid="0018a704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/>
      <style:text-properties officeooo:paragraph-rsid="00195e15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reak-before="page" fo:background-color="transparent"/>
      <style:text-properties officeooo:paragraph-rsid="00195e15"/>
    </style:style>
    <style:style style:name="P90" style:family="paragraph" style:parent-style-name="Heading_20_3">
      <style:text-properties officeooo:rsid="00054196" officeooo:paragraph-rsid="00054196"/>
    </style:style>
    <style:style style:name="P91" style:family="paragraph" style:parent-style-name="Preformatted_20_Text">
      <style:text-properties officeooo:rsid="000b2cbe" officeooo:paragraph-rsid="000b2cbe" fo:background-color="transparent"/>
    </style:style>
    <style:style style:name="P92" style:family="paragraph" style:parent-style-name="Preformatted_20_Text">
      <style:text-properties officeooo:rsid="000b2cbe" officeooo:paragraph-rsid="000c390a" fo:background-color="transparent"/>
    </style:style>
    <style:style style:name="P93" style:family="paragraph" style:parent-style-name="Preformatted_20_Text">
      <style:text-properties style:text-underline-style="solid" style:text-underline-width="auto" style:text-underline-color="font-color" officeooo:rsid="000b54ba" officeooo:paragraph-rsid="000b54ba" fo:background-color="transparent"/>
    </style:style>
    <style:style style:name="P94" style:family="paragraph" style:parent-style-name="Preformatted_20_Text">
      <style:text-properties style:text-underline-style="solid" style:text-underline-width="auto" style:text-underline-color="font-color" officeooo:rsid="000b54ba" officeooo:paragraph-rsid="000c390a" fo:background-color="transparent"/>
    </style:style>
    <style:style style:name="P95" style:family="paragraph" style:parent-style-name="Preformatted_20_Text">
      <style:text-properties style:text-underline-style="solid" style:text-underline-width="auto" style:text-underline-color="font-color" fo:font-weight="bold" officeooo:rsid="000b2cbe" officeooo:paragraph-rsid="000d0eb6" fo:background-color="transparent" style:font-weight-asian="bold" style:font-weight-complex="bold"/>
    </style:style>
    <style:style style:name="P96" style:family="paragraph" style:parent-style-name="Preformatted_20_Text">
      <style:text-properties style:text-underline-style="solid" style:text-underline-width="auto" style:text-underline-color="font-color" fo:font-weight="bold" officeooo:rsid="000b2cbe" officeooo:paragraph-rsid="000f3cab" fo:background-color="transparent" style:font-weight-asian="bold" style:font-weight-complex="bold"/>
    </style:style>
    <style:style style:name="P97" style:family="paragraph" style:parent-style-name="Preformatted_20_Text">
      <style:text-properties fo:font-weight="bold" officeooo:rsid="00085f03" officeooo:paragraph-rsid="0013e250" style:font-weight-asian="bold" style:font-weight-complex="bold"/>
    </style:style>
    <style:style style:name="P98" style:family="paragraph" style:parent-style-name="Preformatted_20_Text">
      <style:text-properties fo:font-weight="bold" officeooo:paragraph-rsid="0013e250" style:font-weight-asian="bold" style:font-weight-complex="bold"/>
    </style:style>
    <style:style style:name="P99" style:family="paragraph" style:parent-style-name="Preformatted_20_Text">
      <style:text-properties fo:font-weight="bold" officeooo:rsid="0009401a" officeooo:paragraph-rsid="0013e250" style:font-weight-asian="bold" style:font-weight-complex="bold"/>
    </style:style>
    <style:style style:name="P100" style:family="paragraph" style:parent-style-name="Preformatted_20_Text">
      <style:text-properties fo:font-weight="bold" officeooo:rsid="000b2cbe" officeooo:paragraph-rsid="0013e250" style:font-weight-asian="bold" style:font-weight-complex="bold"/>
    </style:style>
    <style:style style:name="P101" style:family="paragraph" style:parent-style-name="Preformatted_20_Text">
      <style:text-properties fo:font-weight="bold" officeooo:paragraph-rsid="0018a704" style:font-weight-asian="bold" style:font-weight-complex="bold"/>
    </style:style>
    <style:style style:name="P102" style:family="paragraph" style:parent-style-name="Preformatted_20_Text">
      <style:text-properties fo:font-weight="bold" officeooo:paragraph-rsid="00195e15" style:font-weight-asian="bold" style:font-weight-complex="bold"/>
    </style:style>
    <style:style style:name="P103" style:family="paragraph" style:parent-style-name="Preformatted_20_Text">
      <style:text-properties style:text-underline-style="none" fo:font-weight="normal" officeooo:rsid="000f3cab" officeooo:paragraph-rsid="000f3cab" fo:background-color="transparent" style:font-weight-asian="normal" style:font-weight-complex="normal"/>
    </style:style>
    <style:style style:name="P104" style:family="paragraph" style:parent-style-name="Preformatted_20_Text">
      <style:text-properties style:text-underline-style="none" officeooo:rsid="0013e250" officeooo:paragraph-rsid="0013e250"/>
    </style:style>
    <style:style style:name="P105" style:family="paragraph" style:parent-style-name="Preformatted_20_Text">
      <style:text-properties style:text-underline-style="none" officeooo:rsid="0013e250" officeooo:paragraph-rsid="00195e15"/>
    </style:style>
    <style:style style:name="P106" style:family="paragraph" style:parent-style-name="Preformatted_20_Text">
      <style:text-properties style:text-underline-style="none" officeooo:rsid="000f3cab" officeooo:paragraph-rsid="0013e250"/>
    </style:style>
    <style:style style:name="P107" style:family="paragraph" style:parent-style-name="Preformatted_20_Text">
      <style:text-properties style:text-underline-style="none" officeooo:rsid="000f3cab" officeooo:paragraph-rsid="0018a704"/>
    </style:style>
    <style:style style:name="P108" style:family="paragraph" style:parent-style-name="Preformatted_20_Text">
      <style:text-properties officeooo:rsid="000b2cbe" officeooo:paragraph-rsid="0013e250" fo:background-color="#cccccc"/>
    </style:style>
    <style:style style:name="P109" style:family="paragraph" style:parent-style-name="Preformatted_20_Text">
      <style:text-properties officeooo:rsid="000b2cbe" officeooo:paragraph-rsid="0018a704" fo:background-color="#cccccc"/>
    </style:style>
    <style:style style:name="P110" style:family="paragraph" style:parent-style-name="Preformatted_20_Text">
      <style:text-properties officeooo:rsid="000b2cbe" officeooo:paragraph-rsid="00195e15" fo:background-color="#cccccc"/>
    </style:style>
    <style:style style:name="P111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54ba" officeooo:paragraph-rsid="000b54ba" fo:background-color="transparent"/>
    </style:style>
    <style:style style:name="P112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54ba" officeooo:paragraph-rsid="000d133c" fo:background-color="transparent"/>
    </style:style>
    <style:style style:name="P113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54ba" officeooo:paragraph-rsid="000c390a" fo:background-color="transparent"/>
    </style:style>
    <style:style style:name="P114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54ba" officeooo:paragraph-rsid="00195e15" fo:background-color="transparent"/>
    </style:style>
    <style:style style:name="P115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2cbe" officeooo:paragraph-rsid="000b54ba" fo:background-color="transparent"/>
    </style:style>
    <style:style style:name="P116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2cbe" officeooo:paragraph-rsid="000c390a" fo:background-color="transparent"/>
    </style:style>
    <style:style style:name="P117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2cbe" officeooo:paragraph-rsid="00195e15" fo:background-color="transparent"/>
    </style:style>
    <style:style style:name="P118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style:text-underline-style="none" officeooo:rsid="000b54ba" officeooo:paragraph-rsid="000b54ba" fo:background-color="transparent"/>
    </style:style>
    <style:style style:name="P119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style:text-underline-style="none" officeooo:rsid="000b54ba" officeooo:paragraph-rsid="000c390a" fo:background-color="transparent"/>
    </style:style>
    <style:style style:name="P120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style:text-underline-style="none" officeooo:rsid="000b54ba" officeooo:paragraph-rsid="00195e15" fo:background-color="transparent"/>
    </style:style>
    <style:style style:name="P121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style:text-underline-style="none" officeooo:rsid="00195e15" officeooo:paragraph-rsid="00195e15" fo:background-color="transparent"/>
    </style:style>
    <style:style style:name="P122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paragraph-rsid="000c390a"/>
    </style:style>
    <style:style style:name="P123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rsid="000b54ba" officeooo:paragraph-rsid="00195e15" fo:background-color="#d4ea6b"/>
    </style:style>
    <style:style style:name="P124" style:family="paragraph" style:parent-style-name="Preformatted_20_Text">
      <loext:graphic-properties draw:fill="none"/>
      <style:paragraph-properties fo:margin-left="2cm" fo:margin-right="0cm" fo:text-indent="0cm" style:auto-text-indent="false" fo:background-color="transparent"/>
      <style:text-properties officeooo:paragraph-rsid="00195e15"/>
    </style:style>
    <style:style style:name="P125" style:family="paragraph" style:parent-style-name="Preformatted_20_Text">
      <loext:graphic-properties draw:fill="none"/>
      <style:paragraph-properties fo:margin-left="2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rsid="000f3cab" officeooo:paragraph-rsid="000f3cab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68410" fo:background-color="transparent" loext:char-shading-value="0"/>
    </style:style>
    <style:style style:name="T3" style:family="text">
      <style:text-properties officeooo:rsid="00085f03" fo:background-color="transparent" loext:char-shading-value="0"/>
    </style:style>
    <style:style style:name="T4" style:family="text">
      <style:text-properties officeooo:rsid="0009401a" fo:background-color="transparent" loext:char-shading-value="0"/>
    </style:style>
    <style:style style:name="T5" style:family="text">
      <style:text-properties officeooo:rsid="000b2cbe" fo:background-color="transparent" loext:char-shading-value="0"/>
    </style:style>
    <style:style style:name="T6" style:family="text">
      <style:text-properties officeooo:rsid="000d0eb6" fo:background-color="transparent" loext:char-shading-value="0"/>
    </style:style>
    <style:style style:name="T7" style:family="text">
      <style:text-properties officeooo:rsid="000d4c0b" fo:background-color="transparent" loext:char-shading-value="0"/>
    </style:style>
    <style:style style:name="T8" style:family="text">
      <style:text-properties officeooo:rsid="000f3cab" fo:background-color="transparent" loext:char-shading-value="0"/>
    </style:style>
    <style:style style:name="T9" style:family="text">
      <style:text-properties officeooo:rsid="0013e250" fo:background-color="transparent" loext:char-shading-value="0"/>
    </style:style>
    <style:style style:name="T10" style:family="text">
      <style:text-properties officeooo:rsid="000b54ba" fo:background-color="transparent" loext:char-shading-value="0"/>
    </style:style>
    <style:style style:name="T11" style:family="text">
      <style:text-properties officeooo:rsid="00159b91" fo:background-color="transparent" loext:char-shading-value="0"/>
    </style:style>
    <style:style style:name="T12" style:family="text">
      <style:text-properties officeooo:rsid="0018a704" fo:background-color="transparent" loext:char-shading-value="0"/>
    </style:style>
    <style:style style:name="T13" style:family="text">
      <style:text-properties officeooo:rsid="00195e15" fo:background-color="transparent" loext:char-shading-value="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background-color="transparent" loext:char-shading-value="0"/>
    </style:style>
    <style:style style:name="T16" style:family="text">
      <style:text-properties style:text-underline-style="solid" style:text-underline-width="auto" style:text-underline-color="font-color" fo:font-weight="normal" officeooo:rsid="000b2cbe" fo:background-color="transparent" loext:char-shading-value="0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officeooo:rsid="000f3cab"/>
    </style:style>
    <style:style style:name="T18" style:family="text">
      <style:text-properties fo:background-color="#cccccc" loext:char-shading-value="0"/>
    </style:style>
    <style:style style:name="T19" style:family="text">
      <style:text-properties officeooo:rsid="000c390a" fo:background-color="#cccccc" loext:char-shading-value="0"/>
    </style:style>
    <style:style style:name="T20" style:family="text">
      <style:text-properties officeooo:rsid="00195e15" fo:background-color="#cccccc" loext:char-shading-value="0"/>
    </style:style>
    <style:style style:name="T21" style:family="text">
      <style:text-properties officeooo:rsid="00085f03"/>
    </style:style>
    <style:style style:name="T22" style:family="text">
      <style:text-properties officeooo:rsid="0009401a"/>
    </style:style>
    <style:style style:name="T23" style:family="text">
      <style:text-properties fo:background-color="#d4ea6b" loext:char-shading-value="0"/>
    </style:style>
    <style:style style:name="T24" style:family="text">
      <style:text-properties officeooo:rsid="000c390a" fo:background-color="#d4ea6b" loext:char-shading-value="0"/>
    </style:style>
    <style:style style:name="T25" style:family="text">
      <style:text-properties officeooo:rsid="000f3cab" fo:background-color="#d4ea6b" loext:char-shading-value="0"/>
    </style:style>
    <style:style style:name="T26" style:family="text">
      <style:text-properties officeooo:rsid="000d4c0b" fo:background-color="#d4ea6b" loext:char-shading-value="0"/>
    </style:style>
    <style:style style:name="T27" style:family="text">
      <style:text-properties officeooo:rsid="00195e15" fo:background-color="#d4ea6b" loext:char-shading-value="0"/>
    </style:style>
    <style:style style:name="T28" style:family="text">
      <style:text-properties officeooo:rsid="000b54ba"/>
    </style:style>
    <style:style style:name="T29" style:family="text">
      <style:text-properties officeooo:rsid="000c390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0d0eb6"/>
    </style:style>
    <style:style style:name="T32" style:family="text">
      <style:text-properties fo:background-color="#ce181e" loext:char-shading-value="0"/>
    </style:style>
    <style:style style:name="T33" style:family="text">
      <style:text-properties fo:font-weight="normal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0d0eb6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0b2cbe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159b91" fo:background-color="transparent" loext:char-shading-value="0" style:font-weight-asian="normal" style:font-weight-complex="normal"/>
    </style:style>
    <style:style style:name="T37" style:family="text">
      <style:text-properties officeooo:rsid="000d4c0b"/>
    </style:style>
    <style:style style:name="T38" style:family="text">
      <style:text-properties officeooo:rsid="000f3cab"/>
    </style:style>
    <style:style style:name="T39" style:family="text">
      <style:text-properties officeooo:rsid="000f7bd7"/>
    </style:style>
    <style:style style:name="T40" style:family="text">
      <style:text-properties officeooo:rsid="0012c6b8"/>
    </style:style>
    <style:style style:name="T41" style:family="text">
      <style:text-properties officeooo:rsid="0013e250"/>
    </style:style>
    <style:style style:name="T42" style:family="text">
      <style:text-properties officeooo:rsid="000b2cbe"/>
    </style:style>
    <style:style style:name="T43" style:family="text">
      <style:text-properties officeooo:rsid="0018a704"/>
    </style:style>
    <style:style style:name="T44" style:family="text">
      <style:text-properties officeooo:rsid="00195e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0">Opis </text:span>Rest API</text:h>
      <text:h text:style-name="P90" text:outline-level="3">Devices</text:h>
      <text:p text:style-name="P53">CREATE DEVICE</text:p>
      <text:p text:style-name="P57">POST <text:span text:style-name="T6">/</text:span><text:span text:style-name="T9">api</text:span><text:span text:style-name="T1">/</text:span><text:span text:style-name="T2">device/</text:span></text:p>
      <text:p text:style-name="P98"><text:span text:style-name="T41">Request header</text:span>:</text:p>
      <text:p text:style-name="P104"><text:span text:style-name="T1">Authorization token</text:span></text:p>
      <text:p text:style-name="P98">Query parameters:</text:p>
      <text:p text:style-name="Preformatted_20_Text"><text:span text:style-name="T1">device_name: 0 &lt; String &lt; 200, </text:span><text:span text:style-name="T15">required</text:span></text:p>
      <text:p text:style-name="Preformatted_20_Text">description: string &lt; 200</text:p>
      <text:p text:style-name="Preformatted_20_Text">enabled: default = true</text:p>
      <text:p text:style-name="Preformatted_20_Text">tags: array of strings</text:p>
      <text:p text:style-name="P54">Response:</text:p>
      <text:p text:style-name="P9">201 <text:span text:style-name="T1">created</text:span></text:p>
      <text:p text:style-name="P21">id: string = 32 chars</text:p>
      <text:p text:style-name="P21"><text:span text:style-name="T1">device_name: 0 &lt; String &lt; 200, </text:span><text:span text:style-name="T15">required</text:span></text:p>
      <text:p text:style-name="P21">description: string &lt; 200</text:p>
      <text:p text:style-name="P21">enabled: default = true</text:p>
      <text:p text:style-name="P21">tags: array of strings</text:p>
      <text:p text:style-name="P21">owner: string</text:p>
      <text:p text:style-name="P22">url: string (ex. Localhost:8080/device/{id}</text:p>
      <text:p text:style-name="P23">variables_url: (ex. Localhost:8080/device/{id}/variables</text:p>
      <text:p text:style-name="P23">number_of_variables: integer</text:p>
      <text:p text:style-name="P21">created_at: date</text:p>
      <text:p text:style-name="P21">last_activity: <text:span text:style-name="T21">date</text:span></text:p>
      <text:p text:style-name="P35"/>
      <text:p text:style-name="P1">LIST DEVICES</text:p>
      <text:p text:style-name="P59">GET <text:s/><text:span text:style-name="T6">/</text:span><text:span text:style-name="T9">api</text:span><text:span text:style-name="T1">/</text:span><text:span text:style-name="T3">devices/</text:span></text:p>
      <text:p text:style-name="P98"><text:span text:style-name="T41">Request header</text:span>:</text:p>
      <text:p text:style-name="P104"><text:span text:style-name="T1">Authorization token</text:span></text:p>
      <text:p text:style-name="P97">Query parameters:</text:p>
      <text:p text:style-name="P36">ordering: name or created_at</text:p>
      <text:p text:style-name="P37">page: <text:span text:style-name="T22">integer </text:span></text:p>
      <text:p text:style-name="P37"><text:span text:style-name="T22">page_size: integer</text:span> </text:p>
      <text:p text:style-name="P75">Response:</text:p>
      <text:p text:style-name="P10">200<text:span text:style-name="T1"> </text:span><text:span text:style-name="T4">OK</text:span></text:p>
      <text:p text:style-name="P25">count: integer, total number of items available</text:p>
      <text:p text:style-name="P25">next: next page in paginated sequence</text:p>
      <text:p text:style-name="P25">previous: previous page in paginated sequence</text:p>
      <text:p text:style-name="P25">result: array of devices</text:p>
      <text:p text:style-name="P2"/>
      <text:p text:style-name="P8">READ DEVICE</text:p>
      <text:p text:style-name="P73"><text:span text:style-name="T18">GET</text:span><text:span text:style-name="T1"> </text:span><text:span text:style-name="T6">/</text:span><text:span text:style-name="T9">api</text:span><text:span text:style-name="T1">/device/{id}/</text:span></text:p>
      <text:p text:style-name="P98"><text:span text:style-name="T41">Request header</text:span>:</text:p>
      <text:p text:style-name="P104"><text:span text:style-name="T1">Authorization token</text:span></text:p>
      <text:p text:style-name="P99">Path paremeter:</text:p>
      <text:p text:style-name="P39">id: id of existing device<text:span text:style-name="T1">, </text:span><text:span text:style-name="T15">required</text:span></text:p>
      <text:p text:style-name="P76">Response:</text:p>
      <text:p text:style-name="P12"><text:span text:style-name="T23">200</text:span> ok</text:p>
      <text:p text:style-name="P27">id: string = 32 chars</text:p>
      <text:p text:style-name="P27"><text:span text:style-name="T1">device_name: 0 &lt; String &lt; 200, </text:span><text:span text:style-name="T15">required</text:span></text:p>
      <text:p text:style-name="P27">description: string &lt; 200</text:p>
      <text:p text:style-name="P27">enabled: default = true</text:p>
      <text:p text:style-name="P27">tags: array of strings</text:p>
      <text:p text:style-name="P27">owner: string</text:p>
      <text:p text:style-name="P27">url: string (ex. Localhost:8080/device/{id}</text:p>
      <text:p text:style-name="P24">variables_url: (ex. Localhost:8080/device/{id}/variables</text:p>
      <text:p text:style-name="P24">number_of_variables: integer</text:p>
      <text:p text:style-name="P27">created_at: date</text:p>
      <text:p text:style-name="P27">last_activity: <text:span text:style-name="T21">date</text:span></text:p>
      <text:p text:style-name="P3">UPDATE DEVICE</text:p>
      <text:p text:style-name="P72"><text:span text:style-name="T18">PUT</text:span><text:span text:style-name="T1"> </text:span><text:span text:style-name="T6">/</text:span><text:span text:style-name="T9">api</text:span><text:span text:style-name="T1">/device/{id}/</text:span>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42">id: id of existing device<text:span text:style-name="T1">, </text:span><text:span text:style-name="T15">required</text:span></text:p>
      <text:p text:style-name="P45">Query parameters:</text:p>
      <text:p text:style-name="P41"><text:span text:style-name="T1">device_name: 0 &lt; String &lt; 200, </text:span><text:span text:style-name="T15">required</text:span></text:p>
      <text:p text:style-name="P41">description: string &lt; 200</text:p>
      <text:p text:style-name="P41">enabled: default = true</text:p>
      <text:p text:style-name="P91">tags: array of strings</text:p>
      <text:p text:style-name="P55">Response:</text:p>
      <text:p text:style-name="P14"><text:span text:style-name="T23">200</text:span> OK</text:p>
      <text:p text:style-name="P27">id: string = 32 chars</text:p>
      <text:p text:style-name="P27"><text:span text:style-name="T1">device_name: 0 &lt; String &lt; 200, </text:span><text:span text:style-name="T15">required</text:span></text:p>
      <text:p text:style-name="P27">description: string &lt; 200</text:p>
      <text:p text:style-name="P27">enabled: default = true</text:p>
      <text:p text:style-name="P27">tags: array of strings</text:p>
      <text:p text:style-name="P27">owner: string</text:p>
      <text:p text:style-name="P27">url: string (ex. Localhost:8080/device/{id}</text:p>
      <text:p text:style-name="P24">variables_url: (ex. Localhost:8080/device/{id}/variables</text:p>
      <text:p text:style-name="P24">number_of_variables: integer</text:p>
      <text:p text:style-name="P27">created_at: date</text:p>
      <text:p text:style-name="P28">last_activity: <text:span text:style-name="T21">date</text:span></text:p>
      <text:p text:style-name="P3"/>
      <text:p text:style-name="P78">DELETE DEVICE</text:p>
      <text:p text:style-name="P61"><text:span text:style-name="T32">DEL</text:span> <text:span text:style-name="T6">/</text:span><text:span text:style-name="T9">api</text:span>/device/{id}/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42">id: id of existing device <text:span text:style-name="T14">required</text:span></text:p>
      <text:p text:style-name="P15"><text:span text:style-name="T23">204</text:span> No content</text:p>
      <text:p text:style-name="P74"><text:span text:style-name="T42">CREATE DEVICE VARIABLE</text:span></text:p>
      <text:p text:style-name="P61"><text:span text:style-name="T18">POST</text:span> <text:span text:style-name="T6">/</text:span><text:span text:style-name="T9">api</text:span>/device/{id}/variables/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42">id: id of existing device<text:span text:style-name="T1">, </text:span><text:span text:style-name="T15">required</text:span></text:p>
      <text:p text:style-name="P45">Query parameters:</text:p>
      <text:p text:style-name="P41"><text:span text:style-name="T1">name: </text:span><text:span text:style-name="T5">name of variable, </text:span><text:span text:style-name="T1">0 &lt; String &lt;</text:span><text:span text:style-name="T5">=</text:span><text:span text:style-name="T1"> 200, </text:span><text:span text:style-name="T15">required</text:span></text:p>
      <text:p text:style-name="P93">unit: string &lt;= 50 char</text:p>
      <text:p text:style-name="P41">description: string &lt; 200</text:p>
      <text:p text:style-name="P91">tags: array of strings</text:p>
      <text:p text:style-name="P55">Response:</text:p>
      <text:p text:style-name="P16"><text:span text:style-name="T23">201</text:span> CREATED</text:p>
      <text:p text:style-name="P111">id: generated id of variable</text:p>
      <text:p text:style-name="P29"><text:span text:style-name="T1">name: </text:span><text:span text:style-name="T5">name of variable, </text:span><text:span text:style-name="T1">0 &lt; String &lt;</text:span><text:span text:style-name="T5">=</text:span><text:span text:style-name="T1"> 200, </text:span><text:span text:style-name="T15">required</text:span></text:p>
      <text:p text:style-name="P118">unit: string &lt;= 50 char</text:p>
      <text:p text:style-name="P29">description: string &lt;<text:span text:style-name="T28">=</text:span> 200 </text:p>
      <text:p text:style-name="P115">tags: array of strings</text:p>
      <text:p text:style-name="P112">datasource: { parent datasource</text:p>
      <text:p text:style-name="P111"><text:tab/><text:tab/>id:</text:p>
      <text:p text:style-name="P111"><text:tab/><text:tab/>name:</text:p>
      <text:p text:style-name="P111"><text:tab/><text:tab/>url:</text:p>
      <text:p text:style-name="P111"><text:tab/><text:tab/>}</text:p>
      <text:p text:style-name="P111">url: e.g. localhost/variables/{id}/</text:p>
      <text:p text:style-name="P111">created_at: date</text:p>
      <text:p text:style-name="P111">values_url: url (eg localhost/variables/{id}/values</text:p>
      <text:p text:style-name="P30"><text:span text:style-name="T1">last_value: <text:s/></text:span><text:span text:style-name="T6">number, </text:span><text:span text:style-name="T1">last value</text:span></text:p>
      <text:p text:style-name="P111">last_activity: date</text:p>
      <text:p text:style-name="Text_20_body"/>
      <text:p text:style-name="P77">LIST VARIABLES</text:p>
      <text:p text:style-name="P63"><text:span text:style-name="T18">GET</text:span> <text:span text:style-name="T6">/</text:span><text:span text:style-name="T9">api</text:span>/variables/</text:p>
      <text:p text:style-name="P98"><text:span text:style-name="T41">Request header</text:span>:</text:p>
      <text:p text:style-name="P104"><text:span text:style-name="T1">Authorization token</text:span></text:p>
      <text:p text:style-name="P97">Query parameters:</text:p>
      <text:p text:style-name="P38">page: <text:span text:style-name="T22">integer, page number</text:span></text:p>
      <text:p text:style-name="P38"><text:span text:style-name="T22">page_size: integer</text:span> <text:span text:style-name="T29">items per page</text:span></text:p>
      <text:p text:style-name="P55">Response:</text:p>
      <text:p text:style-name="P11">200<text:span text:style-name="T1"> </text:span><text:span text:style-name="T4">OK</text:span></text:p>
      <text:p text:style-name="P26">count: integer, total number of items available</text:p>
      <text:p text:style-name="P26">next: next page in paginated sequence</text:p>
      <text:p text:style-name="P26">previous: previous page in paginated sequence</text:p>
      <text:p text:style-name="P26">result: array of <text:span text:style-name="T29">variables</text:span></text:p>
      <text:p text:style-name="P62">READ VARIABLE</text:p>
      <text:p text:style-name="P63"><text:span text:style-name="T18">GET</text:span> <text:span text:style-name="T6">/</text:span><text:span text:style-name="T9">api</text:span>/varibales/{id}/</text:p>
      <text:p text:style-name="P98"><text:span text:style-name="T41">Request header</text:span>:</text:p>
      <text:p text:style-name="P104"><text:span text:style-name="T1">Authorization token</text:span></text:p>
      <text:p text:style-name="P99">Path paremeter:</text:p>
      <text:p text:style-name="P40">id: id of existing <text:span text:style-name="T31">variable</text:span><text:span text:style-name="T1">, </text:span><text:span text:style-name="T15">required</text:span></text:p>
      <text:p text:style-name="P55">Response:</text:p>
      <text:p text:style-name="P13"><text:span text:style-name="T23">200</text:span> ok</text:p>
      <text:p text:style-name="P113">id: id of variable</text:p>
      <text:p text:style-name="P32"><text:span text:style-name="T1">name: </text:span><text:span text:style-name="T5">name of variable, </text:span><text:span text:style-name="T1">0 &lt; String &lt;</text:span><text:span text:style-name="T5">=</text:span><text:span text:style-name="T1"> 200</text:span></text:p>
      <text:p text:style-name="P119">unit: string &lt;= 50 char</text:p>
      <text:p text:style-name="P32">description: string &lt;<text:span text:style-name="T28">=</text:span> 200 </text:p>
      <text:p text:style-name="P116">tags: array of strings</text:p>
      <text:p text:style-name="P112">datasource: { parent datasource</text:p>
      <text:p text:style-name="P113"><text:tab/><text:tab/>id:</text:p>
      <text:p text:style-name="P113"><text:tab/><text:tab/>name:</text:p>
      <text:p text:style-name="P113"><text:tab/><text:tab/>url:</text:p>
      <text:p text:style-name="P113"><text:tab/><text:tab/>}</text:p>
      <text:p text:style-name="P113">url: e.g. localhost/variables/{id}/</text:p>
      <text:p text:style-name="P113">created_at: date</text:p>
      <text:p text:style-name="P113">values_url: url (eg localhost/variables/{id}/values</text:p>
      <text:p text:style-name="P30"><text:span text:style-name="T1">last_value: string </text:span><text:span text:style-name="T6">number, </text:span><text:span text:style-name="T1">last value</text:span></text:p>
      <text:p text:style-name="P113">last_activity: date</text:p>
      <text:p text:style-name="P62"/>
      <text:p text:style-name="P79">UPDATE VARIABLE</text:p>
      <text:p text:style-name="P61"><text:span text:style-name="T19">PUT</text:span> <text:span text:style-name="T6">/</text:span><text:span text:style-name="T9">api</text:span>/variables/{id}/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43">id: id of existing <text:span text:style-name="T31">variable</text:span><text:span text:style-name="T1">, </text:span><text:span text:style-name="T15">required</text:span></text:p>
      <text:p text:style-name="P46">Query parameters:</text:p>
      <text:p text:style-name="P48"><text:span text:style-name="T1">name: </text:span><text:span text:style-name="T5">name of variable, </text:span><text:span text:style-name="T1">0 &lt; String &lt;</text:span><text:span text:style-name="T5">=</text:span><text:span text:style-name="T1"> 200, </text:span><text:span text:style-name="T15">required</text:span></text:p>
      <text:p text:style-name="P94">unit: string &lt;= 50 char</text:p>
      <text:p text:style-name="P48">description: string &lt; 200</text:p>
      <text:p text:style-name="P92">tags: array of strings</text:p>
      <text:p text:style-name="P55">Response:</text:p>
      <text:p text:style-name="P17"><text:span text:style-name="T23">20</text:span><text:span text:style-name="T24">0</text:span> <text:span text:style-name="T29">OK</text:span></text:p>
      <text:p text:style-name="P113">id: id of variable</text:p>
      <text:p text:style-name="P32"><text:span text:style-name="T1">name: </text:span><text:span text:style-name="T5">name of variable, </text:span><text:span text:style-name="T1">0 &lt; String &lt;</text:span><text:span text:style-name="T5">=</text:span><text:span text:style-name="T1"> 200, </text:span><text:span text:style-name="T15">required</text:span></text:p>
      <text:p text:style-name="P119">unit: string &lt;= 50 char</text:p>
      <text:p text:style-name="P32">description: string &lt;<text:span text:style-name="T28">=</text:span> 200 </text:p>
      <text:p text:style-name="P116">tags: array of strings</text:p>
      <text:p text:style-name="P112">datasource: { parent datasource</text:p>
      <text:p text:style-name="P113"><text:tab/><text:tab/>id:</text:p>
      <text:p text:style-name="P113"><text:tab/><text:tab/>name:</text:p>
      <text:p text:style-name="P113"><text:tab/><text:tab/>url:</text:p>
      <text:p text:style-name="P113"><text:tab/><text:tab/>}</text:p>
      <text:p text:style-name="P113">url: e.g. localhost/variables/{id}/</text:p>
      <text:p text:style-name="P113">created_at: date</text:p>
      <text:p text:style-name="P113">values_url: url (eg localhost/variables/{id}/values</text:p>
      <text:p text:style-name="P31"><text:span text:style-name="T1">last_value: </text:span><text:span text:style-name="T6">number, </text:span><text:span text:style-name="T1">last value </text:span></text:p>
      <text:p text:style-name="P32"><text:span text:style-name="T10">last_activity: date</text:span>DELETE VARIABLE</text:p>
      <text:p text:style-name="P71"><text:span text:style-name="T32">DEL</text:span> <text:span text:style-name="T1">/</text:span><text:span text:style-name="T9">api</text:span>/variable/{id}/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44">id: id of existing device<text:span text:style-name="T1">, </text:span><text:span text:style-name="T15">required</text:span></text:p>
      <text:p text:style-name="P4">Response:</text:p>
      <text:p text:style-name="P18">204 <text:span text:style-name="T1">No content</text:span></text:p>
      <text:p text:style-name="P56"/>
      <text:p text:style-name="P81">CREATE VARIABLE VALUE</text:p>
      <text:p text:style-name="P58">POST<text:span text:style-name="T1"> /</text:span><text:span text:style-name="T9">api</text:span><text:span text:style-name="T1">/variables/{id}/values/</text:span>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49"><text:span text:style-name="T1">id: id of existing </text:span><text:span text:style-name="T6">variable</text:span><text:span text:style-name="T1">, </text:span><text:span text:style-name="T15">required</text:span></text:p>
      <text:p text:style-name="P95">Query parameters:</text:p>
      <text:p text:style-name="P52"><text:span text:style-name="T34">value: number</text:span><text:span text:style-name="T35">, </text:span><text:span text:style-name="T16">required</text:span></text:p>
      <text:p text:style-name="P51">timestamp: timestamp <text:span text:style-name="T38">(if not given, current)</text:span></text:p>
      <text:p text:style-name="P5">Response:</text:p>
      <text:p text:style-name="P19"><text:span text:style-name="T37">201</text:span> <text:span text:style-name="T7">Created</text:span></text:p>
      <text:p text:style-name="P33"><text:span text:style-name="T7">u</text:span><text:span text:style-name="T1">rl: url (e.g. localhost/variables/{id}/values/{timestamp}</text:span></text:p>
      <text:p text:style-name="P33">value: number (value)</text:p>
      <text:p text:style-name="P34">timestamp: timestamp</text:p>
      <text:p text:style-name="P33">created_at: date</text:p>
      <text:p text:style-name="P7">LIST VARIABLES VALUES</text:p>
      <text:p text:style-name="P65"><text:s/><text:span text:style-name="T18">GET</text:span><text:span text:style-name="T6"> /</text:span><text:span text:style-name="T9">api</text:span><text:span text:style-name="T6">/variables/{id}/values/</text:span>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50"><text:span text:style-name="T1">id: id of existing </text:span><text:span text:style-name="T6">variable</text:span><text:span text:style-name="T1">, </text:span><text:span text:style-name="T15">required</text:span></text:p>
      <text:p text:style-name="P96">Query parameters:</text:p>
      <text:p text:style-name="P47"><text:span text:style-name="T35">p</text:span><text:span text:style-name="T33">age: integer, page number</text:span></text:p>
      <text:p text:style-name="P103">page_size: integer, items per page</text:p>
      <text:p text:style-name="P103">start: start timestamp</text:p>
      <text:p text:style-name="P103">end: end timestamp </text:p>
      <text:p text:style-name="P6">Response:</text:p>
      <text:p text:style-name="P20"><text:span text:style-name="T37">200</text:span> <text:span text:style-name="T7">Created</text:span></text:p>
      <text:p text:style-name="P34"><text:span text:style-name="T7">c</text:span><text:span text:style-name="T1">ount: total number of items available</text:span></text:p>
      <text:p text:style-name="P125">next: next page in paginated sequence</text:p>
      <text:p text:style-name="P125">previous: previous page in paginated sequence</text:p>
      <text:p text:style-name="P125">result:Array</text:p>
      <text:p text:style-name="P125"><text:tab/>{</text:p>
      <text:p text:style-name="P125"><text:tab/>url: e.g. localhost/variables/{id}/values/{timestamp}</text:p>
      <text:p text:style-name="P125"><text:tab/>value: value, number</text:p>
      <text:p text:style-name="P125"><text:tab/>timestamp: </text:p>
      <text:p text:style-name="P125"><text:tab/>created_at:</text:p>
      <text:p text:style-name="P125"><text:tab/>}</text:p>
      <text:p text:style-name="P7"/>
      <text:p text:style-name="P80"><text:span text:style-name="T39">DELETE</text:span> VARIABLES VALUES</text:p>
      <text:p text:style-name="P7"><text:s/><text:span text:style-name="T18">DEL</text:span><text:span text:style-name="T6"> /</text:span><text:span text:style-name="T9">api/</text:span><text:span text:style-name="T6">variables/{id}/values/</text:span><text:span text:style-name="T1">{start}/{end}/</text:span></text:p>
      <text:p text:style-name="P98"><text:span text:style-name="T41">Request header</text:span>:</text:p>
      <text:p text:style-name="P104"><text:span text:style-name="T1">Authorization token</text:span></text:p>
      <text:p text:style-name="P100">Path parameters:</text:p>
      <text:p text:style-name="P50"><text:span text:style-name="T1">id: id of existing </text:span><text:span text:style-name="T6">variable</text:span><text:span text:style-name="T1">, </text:span><text:span text:style-name="T15">required</text:span></text:p>
      <text:p text:style-name="P47"><text:span text:style-name="T33">start: start timestamp</text:span><text:span text:style-name="T35">, </text:span><text:span text:style-name="T16">required</text:span></text:p>
      <text:p text:style-name="P47"><text:span text:style-name="T33">end: end timestamp</text:span><text:span text:style-name="T35">, </text:span><text:span text:style-name="T16">required</text:span></text:p>
      <text:p text:style-name="P6">Response:</text:p>
      <text:p text:style-name="P83"><text:span text:style-name="T26">20</text:span><text:span text:style-name="T25">4</text:span><text:span text:style-name="T8"> No content</text:span></text:p>
      <text:p text:style-name="P86"><text:span text:style-name="T41">REGISTER USER</text:span></text:p>
      <text:p text:style-name="P65"><text:s/><text:span text:style-name="T18">DEL</text:span><text:span text:style-name="T6"> /</text:span><text:span text:style-name="T11">api/users/register</text:span></text:p>
      <text:p text:style-name="P98"><text:span text:style-name="T42">Path parameters:</text:span></text:p>
      <text:p text:style-name="P108"><text:span text:style-name="T11">username</text:span><text:span text:style-name="T1">: </text:span><text:span text:style-name="T11">user name string, unique</text:span><text:span text:style-name="T1">, </text:span><text:span text:style-name="T15">required</text:span></text:p>
      <text:p text:style-name="P106"><text:span text:style-name="T36">userpassword</text:span><text:span text:style-name="T33">: start timestamp</text:span><text:span text:style-name="T35">, </text:span><text:span text:style-name="T16">required</text:span></text:p>
      <text:p text:style-name="P106"><text:span text:style-name="T36">email</text:span><text:span text:style-name="T33">: </text:span><text:span text:style-name="T36">user email</text:span><text:span text:style-name="T35">, </text:span><text:span text:style-name="T16">required</text:span></text:p>
      <text:p text:style-name="P68">Response:</text:p>
      <text:p text:style-name="P82"><text:span text:style-name="T26">20</text:span><text:span text:style-name="T25">4</text:span><text:span text:style-name="T8"> No content</text:span></text:p>
      <text:p text:style-name="P87"><text:span text:style-name="T43">LOGIN USER</text:span></text:p>
      <text:p text:style-name="P66"><text:s/><text:span text:style-name="T20">POST</text:span><text:span text:style-name="T6"> /</text:span><text:span text:style-name="T11">api/users/</text:span><text:span text:style-name="T12">login</text:span></text:p>
      <text:p text:style-name="P101"><text:span text:style-name="T42">Path parameters:</text:span></text:p>
      <text:p text:style-name="P109"><text:span text:style-name="T11">username</text:span><text:span text:style-name="T1">: </text:span><text:span text:style-name="T11">user name string, unique</text:span><text:span text:style-name="T1">, </text:span><text:span text:style-name="T15">required</text:span></text:p>
      <text:p text:style-name="P107"><text:span text:style-name="T36">userpassword</text:span><text:span text:style-name="T33">: start timestamp</text:span><text:span text:style-name="T35">, </text:span><text:span text:style-name="T16">required</text:span></text:p>
      <text:p text:style-name="P69">Response:</text:p>
      <text:p text:style-name="P84"><text:span text:style-name="T23">201</text:span> <text:span text:style-name="T44">OK</text:span></text:p>
      <text:p text:style-name="P114"><text:span text:style-name="T44">token</text:span>: generated <text:span text:style-name="T44">token</text:span></text:p>
      <text:p text:style-name="P88"><text:span text:style-name="T44">CURRENT USER</text:span></text:p>
      <text:p text:style-name="P67"><text:s/><text:span text:style-name="T20">GET</text:span><text:span text:style-name="T6"> /</text:span><text:span text:style-name="T11">api/users/</text:span><text:span text:style-name="T13">current</text:span></text:p>
      <text:p text:style-name="P102"><text:span text:style-name="T41">Request header</text:span>:</text:p>
      <text:p text:style-name="P105"><text:span text:style-name="T1">Authorization token</text:span></text:p>
      <text:p text:style-name="P70">Response:</text:p>
      <text:p text:style-name="P84"><text:span text:style-name="T23">20</text:span><text:span text:style-name="T27">0</text:span> <text:span text:style-name="T44">OK</text:span></text:p>
      <text:p text:style-name="P114"><text:span text:style-name="T44">id</text:span>: generated <text:span text:style-name="T44">token</text:span></text:p>
      <text:p text:style-name="P121"><text:span text:style-name="T38">l</text:span>astLogin: last login date</text:p>
      <text:p text:style-name="P121">email: user’s email</text:p>
      <text:p text:style-name="P121">username: user name</text:p>
      <text:p text:style-name="P89"><text:span text:style-name="T44">NEW TOKEN</text:span></text:p>
      <text:p text:style-name="P67"><text:s/><text:span text:style-name="T20">GET</text:span><text:span text:style-name="T6"> /</text:span><text:span text:style-name="T11">api/users/</text:span><text:span text:style-name="T13">token</text:span></text:p>
      <text:p text:style-name="P102"><text:span text:style-name="T41">Request header</text:span>:</text:p>
      <text:p text:style-name="P105"><text:span text:style-name="T1">Authorization token</text:span></text:p>
      <text:p text:style-name="P70">Response:</text:p>
      <text:p text:style-name="P84"><text:span text:style-name="T23">201</text:span> <text:span text:style-name="T44">OK</text:span></text:p>
      <text:p text:style-name="P120"><text:span text:style-name="T44">token</text:span>: generated <text:span text:style-name="T44">tok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l" fo:country="PL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pl" fo:country="PL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left="1cm" fo:margin-right="0cm" fo:margin-top="0cm" fo:margin-bottom="0cm" loext:contextual-spacing="false" fo:text-align="start" style:justify-single-word="false" fo:text-indent="0cm" style:auto-text-indent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9:26:19.840598418</meta:creation-date>
    <dc:date>2018-12-03T11:03:17.989218288</dc:date>
    <meta:editing-duration>PT41M14S</meta:editing-duration>
    <meta:editing-cycles>6</meta:editing-cycles>
    <meta:generator>LibreOffice/6.1.2.1$Linux_X86_64 LibreOffice_project/10$Build-1</meta:generator>
    <meta:document-statistic meta:table-count="0" meta:image-count="0" meta:object-count="0" meta:page-count="8" meta:paragraph-count="268" meta:word-count="819" meta:character-count="5925" meta:non-whitespace-character-count="5328"/>
  </office:meta>
</office:document-meta>
</file>